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7T14:37:57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3.67381906146713E-016">
                <text:p>-3.67381906146713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6.12303176911189E-016">
                <text:p>6.12303176911189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8.57224447675664E-016">
                <text:p>-8.57224447675664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